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Verdana"/>
    </style:style>
    <style:style style:name="P2" style:family="paragraph" style:parent-style-name="Text_20_body">
      <style:text-properties style:font-name="Verdana" fo:font-weight="bold" style:font-weight-asian="bold" style:font-weight-complex="bold"/>
    </style:style>
    <style:style style:name="P3" style:family="paragraph" style:parent-style-name="Text_20_body">
      <style:text-properties style:font-name="Verdana" fo:font-weight="normal" style:font-weight-asian="normal" style:font-weight-complex="normal"/>
    </style:style>
    <style:style style:name="P4" style:family="paragraph" style:parent-style-name="Text_20_body">
      <style:text-properties fo:font-variant="normal" fo:text-transform="none" fo:color="#222222" style:font-name="Verdana" fo:font-size="12pt" fo:letter-spacing="normal" fo:font-style="normal" fo:font-weight="normal" style:font-weight-asian="normal" style:font-weight-complex="normal"/>
    </style:style>
    <style:style style:name="P5" style:family="paragraph" style:parent-style-name="Text_20_body">
      <style:text-properties fo:font-variant="normal" fo:text-transform="none" fo:color="#222222" style:font-name="Verdana" fo:font-size="12pt" fo:letter-spacing="normal" fo:font-style="normal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text-properties fo:font-variant="normal" fo:text-transform="none" fo:color="#222222" style:font-name="Verdana" fo:font-size="12pt" fo:letter-spacing="normal" fo:font-style="normal" style:font-size-asian="12pt" style:font-size-complex="12pt"/>
    </style:style>
    <style:style style:name="P7" style:family="paragraph" style:parent-style-name="Text_20_body">
      <style:text-properties fo:font-variant="normal" fo:text-transform="none" fo:color="#222222" style:font-name="Verdana" fo:font-size="12pt" fo:letter-spacing="normal" fo:font-style="normal" fo:font-weight="bold" style:font-size-asian="12pt" style:font-weight-asian="bold" style:font-size-complex="12pt" style:font-weight-complex="bold"/>
    </style:style>
    <style:style style:name="P8" style:family="paragraph" style:parent-style-name="Text_20_body">
      <style:text-properties fo:font-variant="normal" fo:text-transform="none" fo:color="#222222" style:font-name="Verdana" fo:letter-spacing="normal" fo:font-style="normal"/>
    </style:style>
    <style:style style:name="P9" style:family="paragraph" style:parent-style-name="Text_20_body">
      <style:text-properties fo:font-variant="normal" fo:text-transform="none" fo:color="#222222" style:font-name="Verdana" fo:letter-spacing="normal" fo:font-style="normal" fo:font-weight="bold" style:font-weight-asian="bold" style:font-weight-complex="bold"/>
    </style:style>
    <style:style style:name="P10" style:family="paragraph" style:parent-style-name="Text_20_body">
      <style:text-properties fo:font-variant="normal" fo:text-transform="none" fo:color="#222222" style:font-name="Verdana" fo:letter-spacing="normal" fo:font-style="normal" fo:font-weight="normal" style:font-weight-asian="normal" style:font-weight-complex="normal"/>
    </style:style>
    <style:style style:name="P11" style:family="paragraph" style:parent-style-name="Heading_20_1">
      <style:text-properties style:font-name="Verdana"/>
    </style:style>
    <style:style style:name="P12" style:family="paragraph" style:parent-style-name="Heading_20_1">
      <style:text-properties fo:font-variant="normal" fo:text-transform="none" fo:color="#222222" style:font-name="Verdana" fo:font-size="16.1000003814697pt" fo:letter-spacing="normal" fo:font-style="normal" style:font-size-asian="16.1000003814697pt" style:font-size-complex="16.1000003814697pt"/>
    </style:style>
    <style:style style:name="P13" style:family="paragraph" style:parent-style-name="Heading_20_1">
      <style:text-properties fo:font-variant="normal" fo:text-transform="none" fo:color="#222222" style:font-name="Verdana" fo:letter-spacing="normal" fo:font-style="normal"/>
    </style:style>
    <style:style style:name="P14" style:family="paragraph" style:parent-style-name="Text_20_body">
      <style:text-properties style:font-name="Verdana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Assassin</text:h>
      <text:p text:style-name="P1">Proficient with daggers, the assassin excels at striking foes from behind. With at bit of luck, there's a good chance to slay opponents before they even spot you.</text:p>
      <text:p text:style-name="P2">Starting gear<text:tab/><text:tab/>Strong attributes<text:tab/><text:tab/>Weak attributes</text:p>
      <text:p text:style-name="P3">Lv1 Dagger<text:tab/><text:tab/><text:tab/>Luck<text:tab/><text:tab/><text:tab/><text:tab/><text:tab/>Strength</text:p>
      <text:p text:style-name="P3">70 gold<text:tab/><text:tab/><text:tab/>Dexterity<text:tab/><text:tab/><text:tab/><text:tab/><text:tab/></text:p>
      <text:p text:style-name="P2">Strenghts</text:p>
      <text:p text:style-name="P3">Backstab: -2 critical hit requirment and +2 to hit roll bonus while not targeted by enemies.</text:p>
      <text:p text:style-name="P2">Weaknesses</text:p>
      <text:p text:style-name="P3">Exposed: -3 to hit roll penalty versus enemies that are targeting you.</text:p>
      <text:h text:style-name="P11" text:outline-level="1">Sharpshooter</text:h>
      <text:p text:style-name="P1">Goes without saying that the sharpshooter can fight well from a distance, but will have a harder time fighting when enemies get close.</text:p>
      <text:p text:style-name="P2">Starting gear<text:tab/><text:tab/>Strong attributes<text:tab/><text:tab/>Weak attributes</text:p>
      <text:p text:style-name="P3">Lv1 Bow<text:tab/><text:tab/><text:tab/>Perception<text:tab/><text:tab/><text:tab/><text:tab/>Strength</text:p>
      <text:p text:style-name="P3">50 gold<text:tab/><text:tab/><text:tab/>Dexterity<text:tab/><text:tab/><text:tab/><text:tab/></text:p>
      <text:p text:style-name="P2">Strenghts</text:p>
      <text:p text:style-name="P3">Precision: +4 to hit roll bonus with ranged weapons.</text:p>
      <text:p text:style-name="P2">Weaknesses</text:p>
      <text:p text:style-name="P4">Far-sightedness: -2 to hit roll penalty to adjacent enemies.</text:p>
      <text:h text:style-name="P12" text:outline-level="1">Barbarian</text:h>
      <text:p text:style-name="P6">Recklessly relying on brute force, the barbarian's anger grows from wounds, but you should pray that the anger will not get directed to wrong targets.</text:p>
      <text:p text:style-name="P7">Starting gear<text:tab/><text:tab/>Strong attributes<text:tab/><text:tab/>Weak attributes</text:p>
      <text:p text:style-name="P5">Lv1 Club<text:tab/><text:tab/><text:tab/>Strength<text:tab/><text:tab/><text:tab/><text:tab/>Charisma</text:p>
      <text:p text:style-name="P5">30 gold<text:tab/><text:tab/><text:tab/>Vitality<text:tab/><text:tab/><text:tab/><text:tab/></text:p>
      <text:p text:style-name="P7">Strengths</text:p>
      <text:p text:style-name="P5">Rage: +1 physical damage for every 3 health points missing.</text:p>
      <text:p text:style-name="P7">Weaknesses</text:p>
      <text:p text:style-name="P5">Blinding rage: Hit a random adjacent unit on your weapon's minimum to hit roll. For every 3 health points missing, rolling 1 higher still hits a random unit instead.</text:p>
      <text:h text:style-name="P13" text:outline-level="1"><text:soft-page-break/>Gladiator</text:h>
      <text:p text:style-name="P8">To survive and keep on fighting, the gladiator has learned a trick or two about using a shield to your advantage, not for just hiding behind it.</text:p>
      <text:p text:style-name="P9">Starting gear<text:tab/><text:tab/>Strong attributes<text:tab/><text:tab/>Weak attributes</text:p>
      <text:p text:style-name="P10">Lv1 Sword<text:tab/><text:tab/><text:tab/>Strength<text:tab/><text:tab/><text:tab/><text:tab/>Willpower</text:p>
      <text:p text:style-name="P10">Lv1 Light Shield<text:tab/><text:tab/>Dexterity<text:tab/><text:tab/><text:tab/><text:tab/></text:p>
      <text:p text:style-name="P10">10 gold</text:p>
      <text:p text:style-name="P9">Strengths</text:p>
      <text:p text:style-name="P10">Parry: Reflects half of blocked damage on block rolls of 19 and 20. Stacks with itself for a potential 100% reflect. </text:p>
      <text:p text:style-name="P9">Weaknesses</text:p>
      <text:p text:style-name="P10">Magic Weakness: Takes 50% more damage from magic attacks.</text:p>
      <text:h text:style-name="P11" text:outline-level="1">Soldier</text:h>
      <text:p text:style-name="P1">Trained to keep control in the battlefield, the soldier is a huge aid in fights when you would otherwise get overwhelmed.</text:p>
      <text:p text:style-name="P2">Starting gear<text:tab/><text:tab/>Strong attributes<text:tab/><text:tab/>Weak attributes</text:p>
      <text:p text:style-name="P3">Lv1 Spear<text:tab/><text:tab/><text:tab/>Perception<text:tab/><text:tab/><text:tab/><text:tab/>Intelligence<text:tab/></text:p>
      <text:p text:style-name="P3">60 gold<text:tab/><text:tab/><text:tab/>Luck</text:p>
      <text:p text:style-name="P2">Strengths</text:p>
      <text:p text:style-name="P3">Paralyzing strike: Disable target's movement on to hit rolls of 17 or more.</text:p>
      <text:p text:style-name="P2">Weaknesses</text:p>
      <text:p text:style-name="P3">City Boy: Takes +1 damage from non-human shaped attackers.</text:p>
      <text:h text:style-name="P11" text:outline-level="1">Executioner</text:h>
      <text:p text:style-name="P1">The executioner knows how to put an end to the life of any creature, but executions are not easy in the heat of battle.</text:p>
      <text:p text:style-name="P2">Starting gear<text:tab/><text:tab/>Strong attributes<text:tab/><text:tab/>Weak attributes</text:p>
      <text:p text:style-name="P3">Lv1 Axe<text:tab/><text:tab/><text:tab/>Strength<text:tab/><text:tab/><text:tab/><text:tab/>Dexterity</text:p>
      <text:p text:style-name="P3">60 gold<text:tab/><text:tab/><text:tab/>Perception</text:p>
      <text:p text:style-name="P2">Strengths</text:p>
      <text:p text:style-name="P3">Deadly blow: Rolls of 19+ instantly kill tier 1 enemies, 20+ tier 2 enemies, and 20+ for tier 3 enemies if they are at or below 50% health.</text:p>
      <text:p text:style-name="P2">Weaknesses</text:p>
      <text:p text:style-name="P3">Kill or don't: Cannot critically hit.</text:p>
      <text:h text:style-name="P11" text:outline-level="1"><text:soft-page-break/>Mage</text:h>
      <text:p text:style-name="P1">Born to control the elements, the mage can launch dangerous spells to fight off both single targets and groups of enemies.</text:p>
      <text:p text:style-name="P2">Starting gear<text:tab/><text:tab/>Strong attributes<text:tab/><text:tab/>Weak attributes</text:p>
      <text:p text:style-name="P3">Lv1 Staff<text:tab/><text:tab/><text:tab/>Willpower<text:tab/><text:tab/><text:tab/><text:tab/></text:p>
      <text:p text:style-name="P3">30 gold<text:tab/><text:tab/><text:tab/></text:p>
      <text:p text:style-name="P2">Strengths</text:p>
      <text:p text:style-name="P3">Elemental Proficiency: +50% elemental damage, -1 to critical effect requirments.</text:p>
      <text:p text:style-name="P2">Weaknesses</text:p>
      <text:p text:style-name="P3">Unrefined: +1 to spell mana costs, +1 to critical spellcast failure requirment.</text:p>
      <text:h text:style-name="Heading_20_1" text:outline-level="1">Wizard</text:h>
      <text:p text:style-name="P1">Born and raised in a closed environment to maintain pure blood, the wizard has learned to contol magic almost effortlessly.</text:p>
      <text:p text:style-name="P2">Starting gear<text:tab/><text:tab/>Strong attributes<text:tab/><text:tab/>Weak attributes</text:p>
      <text:p text:style-name="P3">Lv1 Wand<text:tab/><text:tab/><text:tab/>Willpower<text:tab/><text:tab/><text:tab/><text:tab/>Strength</text:p>
      <text:p text:style-name="P3">50 gold<text:tab/><text:tab/><text:tab/>Intelligence<text:tab/><text:tab/><text:tab/><text:tab/>Vitality</text:p>
      <text:p text:style-name="P2">Strengths</text:p>
      <text:p text:style-name="P3">Refined and proficient: -2 to all spell mana costs, cast 2 spells in one turn.</text:p>
      <text:p text:style-name="P2">Weaknesses</text:p>
      <text:p text:style-name="P3">Pure Magic: -3 to hit roll penalty to physical attack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23M27S</meta:editing-duration>
    <meta:editing-cycles>8</meta:editing-cycles>
    <meta:generator>OpenOffice/4.1.3$Win32 OpenOffice.org_project/413m1$Build-9783</meta:generator>
    <dc:date>2017-06-04T17:30:30.61</dc:date>
    <dc:creator>Elmeri Uotila</dc:creator>
    <meta:document-statistic meta:table-count="0" meta:image-count="0" meta:object-count="0" meta:page-count="3" meta:paragraph-count="73" meta:word-count="537" meta:character-count="3396"/>
    <meta:user-defined meta:name="Info 1"/>
    <meta:user-defined meta:name="Info 2"/>
    <meta:user-defined meta:name="Info 3"/>
    <meta:user-defined meta:name="Info 4"/>
  </office:meta>
</office:document-meta>
</file>